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Liberation Sans" fo:font-size="24pt" fo:font-weight="bold" style:font-size-asian="24pt" style:font-weight-asian="bold" style:font-size-complex="24pt" style:font-weight-complex="bold"/>
    </style:style>
    <style:style style:name="P2" style:family="paragraph" style:parent-style-name="Standard">
      <style:paragraph-properties fo:text-align="justify" style:justify-single-word="false"/>
      <style:text-properties style:font-name="Liberation Sans"/>
    </style:style>
    <style:style style:name="P3" style:family="paragraph" style:parent-style-name="Standard">
      <style:paragraph-properties fo:text-align="justify" style:justify-single-word="false"/>
      <style:text-properties style:font-name="Liberation San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Liberation Sans" fo:font-size="16pt" fo:font-weight="bold" style:font-size-asian="16pt" style:font-weight-asian="bold" style:font-size-complex="16pt" style:font-weight-complex="bold"/>
    </style:style>
    <style:style style:name="P5" style:family="paragraph" style:parent-style-name="Standard" style:list-style-name="L1">
      <style:paragraph-properties fo:text-align="justify" style:justify-single-word="false"/>
      <style:text-properties officeooo:paragraph-rsid="0014148f"/>
    </style:style>
    <style:style style:name="P6" style:family="paragraph" style:parent-style-name="Standard" style:list-style-name="L1">
      <style:paragraph-properties fo:text-align="justify" style:justify-single-word="false"/>
      <style:text-properties style:font-name="Liberation Sans" officeooo:paragraph-rsid="0014148f"/>
    </style:style>
    <style:style style:name="P7" style:family="paragraph" style:parent-style-name="Standard" style:list-style-name="L2">
      <style:paragraph-properties fo:margin-left="0cm" fo:text-align="justify" style:justify-single-word="false" fo:text-indent="0cm" style:auto-text-indent="false"/>
      <style:text-properties officeooo:paragraph-rsid="0015f04d"/>
    </style:style>
    <style:style style:name="P8" style:family="paragraph" style:parent-style-name="Standard" style:list-style-name="L2">
      <style:paragraph-properties fo:margin-left="0cm" fo:text-align="justify" style:justify-single-word="false" fo:text-indent="0cm" style:auto-text-indent="false"/>
      <style:text-properties style:font-name="Liberation Sans" officeooo:paragraph-rsid="0015f04d"/>
    </style:style>
    <style:style style:name="P9" style:family="paragraph" style:parent-style-name="Standard" style:list-style-name="L2">
      <style:paragraph-properties fo:margin-left="0cm" fo:text-align="justify" style:justify-single-word="false" fo:text-indent="0cm" style:auto-text-indent="false"/>
      <style:text-properties style:font-name="Liberation Sans" fo:font-weight="normal" officeooo:paragraph-rsid="0015f04d" style:font-weight-asian="normal" style:font-weight-complex="normal"/>
    </style:style>
    <style:style style:name="P10" style:family="paragraph" style:parent-style-name="Standard">
      <style:paragraph-properties fo:text-align="justify" style:justify-single-word="false"/>
      <style:text-properties style:font-name="Liberation Sans" officeooo:paragraph-rsid="0014148f"/>
    </style:style>
    <style:style style:name="P11" style:family="paragraph" style:parent-style-name="Standard">
      <style:paragraph-properties fo:text-align="justify" style:justify-single-word="false"/>
      <style:text-properties style:font-name="Liberation Sans" fo:font-size="14pt" fo:font-weight="bold" officeooo:paragraph-rsid="0017b691"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Liberation Sans" officeooo:paragraph-rsid="0017b691"/>
    </style:style>
    <style:style style:name="P13" style:family="paragraph" style:parent-style-name="Standard" style:list-style-name="L3">
      <style:paragraph-properties fo:text-align="justify" style:justify-single-word="false"/>
      <style:text-properties style:font-name="Liberation Sans" fo:font-weight="bold" officeooo:paragraph-rsid="0017b691" style:font-weight-asian="bold" style:font-weight-complex="bold"/>
    </style:style>
    <style:style style:name="P14" style:family="paragraph" style:parent-style-name="Standard" style:list-style-name="L3">
      <style:paragraph-properties fo:text-align="justify" style:justify-single-word="false"/>
      <style:text-properties style:font-name="Liberation Sans" officeooo:paragraph-rsid="0017b691"/>
    </style:style>
    <style:style style:name="P15" style:family="paragraph" style:parent-style-name="Standard" style:list-style-name="L4">
      <style:paragraph-properties fo:text-align="justify" style:justify-single-word="false"/>
      <style:text-properties style:font-name="Liberation Sans" fo:font-weight="bold" officeooo:paragraph-rsid="0017b691" style:font-weight-asian="bold" style:font-weight-complex="bold"/>
    </style:style>
    <style:style style:name="P16" style:family="paragraph" style:parent-style-name="Standard" style:list-style-name="L4">
      <style:paragraph-properties fo:text-align="justify" style:justify-single-word="false"/>
      <style:text-properties style:font-name="Liberation Sans" officeooo:paragraph-rsid="0017b691"/>
    </style:style>
    <style:style style:name="P17" style:family="paragraph" style:parent-style-name="Standard" style:list-style-name="L4">
      <style:paragraph-properties fo:text-align="justify" style:justify-single-word="false"/>
      <style:text-properties style:font-name="Liberation Sans" fo:font-style="italic" officeooo:paragraph-rsid="0017b691" style:font-style-asian="italic" style:font-style-complex="italic"/>
    </style:style>
    <style:style style:name="P18" style:family="paragraph" style:parent-style-name="Standard" style:list-style-name="L5">
      <style:paragraph-properties fo:text-align="justify" style:justify-single-word="false"/>
      <style:text-properties style:font-name="Liberation Sans" officeooo:paragraph-rsid="0017b691"/>
    </style:style>
    <style:style style:name="P19" style:family="paragraph" style:parent-style-name="Standard" style:list-style-name="L6">
      <style:paragraph-properties fo:text-align="justify" style:justify-single-word="false"/>
      <style:text-properties style:font-name="Liberation Sans" officeooo:paragraph-rsid="0019e201"/>
    </style:style>
    <style:style style:name="P20" style:family="paragraph" style:parent-style-name="Standard">
      <style:paragraph-properties fo:text-align="justify" style:justify-single-word="false"/>
      <style:text-properties style:font-name="Liberation Sans" officeooo:paragraph-rsid="0019e201"/>
    </style:style>
    <style:style style:name="P21" style:family="paragraph" style:parent-style-name="Standard" style:list-style-name="L7">
      <style:paragraph-properties fo:text-align="justify" style:justify-single-word="false"/>
      <style:text-properties style:font-name="Liberation Sans" officeooo:paragraph-rsid="0019e201"/>
    </style:style>
    <style:style style:name="T1" style:family="text">
      <style:text-properties fo:font-size="22pt" style:font-size-asian="22pt" style:font-size-complex="22pt"/>
    </style:style>
    <style:style style:name="T2" style:family="text">
      <style:text-properties fo:font-weight="bold" style:font-weight-asian="bold" style:font-weight-complex="bold"/>
    </style:style>
    <style:style style:name="T3" style:family="text">
      <style:text-properties style:font-name="Liberation Sans" fo:font-weight="bold" style:font-weight-asian="bold" style:font-weight-complex="bold"/>
    </style:style>
    <style:style style:name="T4" style:family="text">
      <style:text-properties style:font-name="Liberation Sans"/>
    </style:style>
    <style:style style:name="T5" style:family="text">
      <style:text-properties fo:font-family="'Liberation Mono'" style:font-family-generic="modern" style:font-pitch="fixed" fo:font-size="11pt" fo:background-color="#dddddd" loext:char-shading-value="0" style:font-size-asian="11pt" style:font-size-complex="11pt"/>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eba Protocol : <text:span text:style-name="T1">Livre Blanc</text:span></text:p>
      <text:p text:style-name="P2"/>
      <text:p text:style-name="P3">Hybrid Parametric Insurance Vault (HPIV)</text:p>
      <text:p text:style-name="P2"/>
      <text:p text:style-name="P2"><text:span text:style-name="T2">Version :</text:span> 1.1</text:p>
      <text:p text:style-name="P2"><text:span text:style-name="T2">Date :</text:span> Janvier 2026</text:p>
      <text:p text:style-name="P2"><text:span text:style-name="T2">Siège :</text:span> Lausanne, Suisse</text:p>
      <text:p text:style-name="P2"><text:span text:style-name="T2">Statut :</text:span> Document Technique &amp; Réglementaire</text:p>
      <text:p text:style-name="P2"/>
      <text:p text:style-name="P4">Avertissement Légal (Disclaimer)</text:p>
      <text:p text:style-name="P2"/>
      <text:p text:style-name="P2">Ce document est fourni à titre informatif uniquement. Il ne constitue pas une offre de vente, une sollicitation d'achat de titres financiers, ou un conseil en investissement. Le protocole Mœba opère sous le cadre de la Loi fédérale sur l'adaptation du droit fédéral aux développements de la technologie des registres électroniques distribués (Loi TRD/DLT) en Suisse. Les investissements dans les Cat Bonds comportent des risques de perte en capital.</text:p>
      <text:p text:style-name="P2"/>
      <text:p text:style-name="P4">1. Résumé Exécutif (Abstract)</text:p>
      <text:p text:style-name="P2"/>
      <text:p text:style-name="P2"><text:span text:style-name="T2">Mœba Protocol</text:span> est une infrastructure décentralisée d'assurance paramétrique introduisant le standard <text:span text:style-name="T2">HPIV (Hybrid Parametric Insurance Vault)</text:span>. Il résout le problème du risque binaire ("Tout ou Rien") inhérent aux Obligations Catastrophe (Cat Bonds) traditionnelles grâce à un mécanisme de "Soft Default".</text:p>
      <text:p text:style-name="P2"/>
      <text:p text:style-name="P2">Contrairement aux solutions existantes réservées aux institutionnels, Mœba permet une segmentation fine du risque. Grâce à une architecture multi-tranches, le protocole sépare les capitaux en deux catégories d'investisseurs distinctes : une tranche <text:span text:style-name="T2">Senior</text:span> (prioritaire et protégée) et une tranche <text:span text:style-name="T2">Junior</text:span> (à haut rendement), toutes deux sécurisées par un capital "First Loss" apporté par l'assureur.</text:p>
      <text:p text:style-name="P2"/>
      <text:p text:style-name="P2">L'architecture s'appuie sur la norme <text:span text:style-name="T2">ERC-4626</text:span> pour la gestion de la liquidité et respecte les exigences de solvabilité du cadre réglementaire suisse (VUSA).</text:p>
      <text:p text:style-name="P2"/>
      <text:p text:style-name="P4">2. Le Problème du Marché Actuel</text:p>
      <text:p text:style-name="P2"/>
      <text:p text:style-name="P3">2.1 Le Fossé de Protection Climatique</text:p>
      <text:p text:style-name="P2"/>
      <text:p text:style-name="P2">Avec l'intensification des catastrophes naturelles, les assureurs traditionnels manquent de fonds propres pour couvrir l'intégralité des risques de pointe (ouragans, séismes). Ils doivent transférer ce risque aux marchés financiers via la titrisation.</text:p>
      <text:p text:style-name="P2"/>
      <text:p text:style-name="P3">2.2 Les Limites Structurelles des Cat Bonds</text:p>
      <text:p text:style-name="P2"/>
      <text:p text:style-name="P2">Le marché actuel souffre de rigidités majeures :</text:p>
      <text:list text:style-name="L1">
        <text:list-item>
          <text:p text:style-name="P5"><text:span text:style-name="T3">Risque Binaire :</text:span><text:span text:style-name="T4"> Pour l'investisseur, le profil de risque est brutal. Si le seuil de déclenchement est atteint (ex: vent &gt; 250km/h), la totalité du capital est perdue.</text:span></text:p>
        </text:list-item>
        <text:list-item>
          <text:p text:style-name="P6"><text:span text:style-name="T2">Absence de granularité :</text:span> Il est impossible pour un investisseur de choisir son niveau d'exposition au risque au sein d'une même émission.</text:p>
        </text:list-item>
        <text:list-item>
          <text:p text:style-name="P6"><text:soft-page-break/><text:span text:style-name="T2">Inefficience du Capital :</text:span> Le modèle traditionnel ne permet pas d'optimiser le rendement en fonction de l'appétit pour le risque.</text:p>
        </text:list-item>
      </text:list>
      <text:p text:style-name="P2"/>
      <text:p text:style-name="P4">3. La Solution Mœba : Architecture HPIV</text:p>
      <text:p text:style-name="P2"/>
      <text:p text:style-name="P2">Mœba introduit une structure de capital hiérarchisée (Waterfall) qui transforme une perte totale potentielle en une perte partielle absorbée séquentiellement.</text:p>
      <text:p text:style-name="P2"/>
      <text:p text:style-name="P3">3.1 La Structure Multi-Tranches</text:p>
      <text:p text:style-name="P2"/>
      <text:p text:style-name="P2">Le capital du Vault est composé de trois couches distinctes, définies dans le Smart Contract <text:span text:style-name="T5">HPIVVault.sol</text:span> :</text:p>
      <text:p text:style-name="P2"/>
      <text:list text:style-name="L2">
        <text:list-item>
          <text:p text:style-name="P7"><text:span text:style-name="T3">Sponsor First Loss (Capital Assureur) : <text:tab/><text:tab/><text:tab/><text:tab/><text:tab/><text:tab/></text:span><text:span text:style-name="T4">C'est la garantie apportée par l'assureur (Sponsor) lors de l'initialisation du Vault.<text:tab/>Ce capital est "sacrifié" en priorité absolue en cas de sinistre. Il sert de tampon de <text:tab/>sécurité pour tous les investisseurs.</text:span></text:p>
          <text:p text:style-name="P8"/>
        </text:list-item>
        <text:list-item>
          <text:p text:style-name="P8"><text:span text:style-name="T2">Tranche Junior (Investisseurs "Yield Seekers") : <text:tab/><text:tab/><text:tab/><text:tab/><text:tab/></text:span>Cette tranche est destinée aux investisseurs recherchant un rendement élevé. En <text:tab/>échange d'un APR boosté, ils acceptent d'absorber les pertes immédiatement après <text:tab/>l'épuisement du capital de l'assureur.</text:p>
          <text:p text:style-name="P9"/>
        </text:list-item>
        <text:list-item>
          <text:p text:style-name="P8"><text:span text:style-name="T2">Tranche Senior (Investisseurs "Safety First") :<text:tab/></text:span><text:span text:style-name="T6"><text:tab/><text:tab/><text:tab/><text:tab/><text:tab/></text:span>Cette tranche représente la majorité de la liquidité (standard ERC-4626). Elle <text:tab/>bénéficie d'une protection maximale : elle n'est impactée que si le capital de <text:tab/>l'assureur *et* le capital de la tranche Junior sont intégralement consommés.</text:p>
        </text:list-item>
      </text:list>
      <text:p text:style-name="P2"/>
      <text:p text:style-name="P10"/>
      <text:p text:style-name="P10">En cas de déclenchement validé par l'oracle (<text:span text:style-name="T5">triggerCatastrophe</text:span>), le contrat exécute une cascade de paiements stricte :</text:p>
      <text:p text:style-name="P2"/>
      <table:table table:name="Tableau1" table:style-name="Tableau1">
        <table:table-column table:style-name="Tableau1.A" table:number-columns-repeated="3"/>
        <table:table-row>
          <table:table-cell table:style-name="Tableau1.A1" office:value-type="string">
            <text:p text:style-name="P10">Priorité d'Absorption</text:p>
          </table:table-cell>
          <table:table-cell table:style-name="Tableau1.A1" office:value-type="string">
            <text:p text:style-name="P10">Source de Liquidité</text:p>
          </table:table-cell>
          <table:table-cell table:style-name="Tableau1.C1" office:value-type="string">
            <text:p text:style-name="P10">Conséquence</text:p>
          </table:table-cell>
        </table:table-row>
        <table:table-row>
          <table:table-cell table:style-name="Tableau1.A2" office:value-type="string">
            <text:p text:style-name="P10"><text:span text:style-name="T2">1. First Loss</text:span></text:p>
          </table:table-cell>
          <table:table-cell table:style-name="Tableau1.A2" office:value-type="string">
            <text:p text:style-name="P10">Capital Assureur </text:p>
          </table:table-cell>
          <table:table-cell table:style-name="Tableau1.C2" office:value-type="string">
            <text:p text:style-name="P10">L'assureur perd sa mise initiale pour protéger le pool.</text:p>
          </table:table-cell>
        </table:table-row>
        <table:table-row>
          <table:table-cell table:style-name="Tableau1.A2" office:value-type="string">
            <text:p text:style-name="P10"><text:span text:style-name="T2">2. Buffer</text:span></text:p>
          </table:table-cell>
          <table:table-cell table:style-name="Tableau1.A2" office:value-type="string">
            <text:p text:style-name="P10">Réserve de Primes</text:p>
          </table:table-cell>
          <table:table-cell table:style-name="Tableau1.C2" office:value-type="string">
            <text:p text:style-name="P10">Les rendements non distribués sont utilisés pour combler le sinistre.</text:p>
          </table:table-cell>
        </table:table-row>
        <table:table-row>
          <table:table-cell table:style-name="Tableau1.A2" office:value-type="string">
            <text:p text:style-name="P10"><text:span text:style-name="T2">3. Absorption</text:span></text:p>
          </table:table-cell>
          <table:table-cell table:style-name="Tableau1.A2" office:value-type="string">
            <text:p text:style-name="P10">Tranche Junior</text:p>
          </table:table-cell>
          <table:table-cell table:style-name="Tableau1.C2" office:value-type="string">
            <text:p text:style-name="P10">Le capital des investisseurs Junior est utilisé pour payer le reste du sinistre.</text:p>
          </table:table-cell>
        </table:table-row>
        <table:table-row>
          <table:table-cell table:style-name="Tableau1.A2" office:value-type="string">
            <text:p text:style-name="P10"><text:span text:style-name="T2">4. Dernier Recours</text:span></text:p>
          </table:table-cell>
          <table:table-cell table:style-name="Tableau1.A2" office:value-type="string">
            <text:p text:style-name="P10">Tranche Senior</text:p>
          </table:table-cell>
          <table:table-cell table:style-name="Tableau1.C2" office:value-type="string">
            <text:p text:style-name="P10">Les investisseurs Senior ne paient que si toutes les couches précédentes sont épuisées.</text:p>
          </table:table-cell>
        </table:table-row>
      </table:table>
      <text:p text:style-name="P2"/>
      <text:p text:style-name="P2"/>
      <text:p text:style-name="P2"/>
      <text:p text:style-name="P3"/>
      <text:p text:style-name="P11"><text:soft-page-break/>3.3 Exemple Mathématique</text:p>
      <text:p text:style-name="P11"/>
      <text:p text:style-name="P12"><text:span text:style-name="T7">Scénario : Un Vault de 40M$ subit un sinistre de 8M$</text:span></text:p>
      <text:list text:style-name="L3">
        <text:list-item>
          <text:p text:style-name="P13">Structure du Vault :</text:p>
          <text:list>
            <text:list-item>
              <text:p text:style-name="P14">Capital Assureur (First Loss) : 4M$</text:p>
            </text:list-item>
            <text:list-item>
              <text:p text:style-name="P14">Capital Investisseurs Junior : 5M$</text:p>
            </text:list-item>
            <text:list-item>
              <text:p text:style-name="P14">Capital Investisseurs Senior : 31M$</text:p>
            </text:list-item>
          </text:list>
        </text:list-item>
      </text:list>
      <text:p text:style-name="P2"/>
      <text:list text:continue-numbering="true" text:style-name="L3">
        <text:list-item>
          <text:p text:style-name="P13">Calcul de la répartition des pertes :</text:p>
          <text:list>
            <text:list-item>
              <text:p text:style-name="P14">L'assureur paie les premiers <text:span text:style-name="T2">4M$</text:span>. (Reste à payer : 4M$)</text:p>
            </text:list-item>
            <text:list-item>
              <text:p text:style-name="P14">La Tranche Junior paie les <text:span text:style-name="T2">4M$</text:span> restants.</text:p>
            </text:list-item>
            <text:list-item>
              <text:p text:style-name="P14">La Tranche Senior ne paie <text:span text:style-name="T2">0$</text:span>.</text:p>
            </text:list-item>
          </text:list>
        </text:list-item>
      </text:list>
      <text:p text:style-name="P2"/>
      <text:list text:continue-numbering="true" text:style-name="L3">
        <text:list-item>
          <text:p text:style-name="P14"><text:span text:style-name="T2">Résultat :</text:span></text:p>
          <text:list>
            <text:list-item>
              <text:p text:style-name="P14">L'Assureur perd 100% de son dépôt de sécurité.</text:p>
            </text:list-item>
            <text:list-item>
              <text:p text:style-name="P14">Les Investisseurs Junior subissent une perte de 80% (4M$ sur 5M$).</text:p>
            </text:list-item>
            <text:list-item>
              <text:p text:style-name="P14">Les Investisseurs Senior conservent 100% de leur capital.</text:p>
            </text:list-item>
          </text:list>
        </text:list-item>
      </text:list>
      <text:p text:style-name="P2"/>
      <text:p text:style-name="P4">4. Modèle Économique &amp; Rendement</text:p>
      <text:p text:style-name="P2"/>
      <text:p text:style-name="P2">Le protocole génère du rendement (Yield) grâce aux primes d'assurance payées par le Sponsor pour accéder à la liquidité. Ce rendement est distribué de manière asymétrique pour rémunérer le risque.</text:p>
      <text:p text:style-name="P2"/>
      <text:p text:style-name="P3">4.1 Origine du Rendement</text:p>
      <text:p text:style-name="P2">L'assureur verse une prime (Premium) au début de la période de couverture. Cette somme est verrouillée dans le contrat (<text:span text:style-name="T5">premiumReserve</text:span>) et constitue la source unique de rendement garanti.</text:p>
      <text:p text:style-name="P2"/>
      <text:p text:style-name="P2">Note technique : Le protocole dispose d'une interface <text:span text:style-name="T5">IStrategy</text:span> permettant techniquement de placer le capital dormant (float) sur des protocoles tiers (ex: Aave), mais le rendement principal provient de la prime de risque assurantielle.</text:p>
      <text:p text:style-name="P3"/>
      <text:p text:style-name="P3">4.2 Distribution Dynamique (Yield Splitting)</text:p>
      <text:p text:style-name="P2"/>
      <text:p text:style-name="P2">Le mécanisme de distribution favorise la tranche Junior pour compenser son exposition au risque (Effet de Levier).</text:p>
      <text:p text:style-name="P2"/>
      <text:list text:style-name="L4">
        <text:list-item>
          <text:p text:style-name="P15">APR Senior (Plafonné) :</text:p>
          <text:p text:style-name="P16">La tranche Senior reçoit un rendement correspondant à 70% du rendement de base moyen du Vault. Ce "sacrifice" de rendement paie pour la sécurité offerte par les tranches inférieures.</text:p>
          <text:p text:style-name="P17">Formule : APR_Senior = APR_Moyen × 0.7</text:p>
          <text:p text:style-name="P17"/>
        </text:list-item>
        <text:list-item>
          <text:p text:style-name="P15">APR Junior (Levier) :</text:p>
          <text:p text:style-name="P16">La tranche Junior capte le reliquat des primes. Puisque la tranche Senior ne prend que 70% du rendement, les 30% restants (générés par le capital Senior) sont redirigés vers la tranche Junior. Cela crée un effet de levier mécanique, permettant aux investisseurs Junior de viser des rendements largement supérieurs au marché, proportionnels à la taille de la liquidité Senior qu'ils protègent.</text:p>
        </text:list-item>
      </text:list>
      <text:p text:style-name="P2"/>
      <text:p text:style-name="P4"><text:soft-page-break/>5. Infrastructure Technique</text:p>
      <text:p text:style-name="P2"/>
      <text:p text:style-name="P3">5.1 Smart Contracts</text:p>
      <text:p text:style-name="P2"/>
      <text:p text:style-name="P2">Le système repose sur une architecture modulaire et sécurisée :</text:p>
      <text:p text:style-name="P2"/>
      <text:list text:style-name="L5">
        <text:list-item>
          <text:p text:style-name="P18"><text:span text:style-name="T5">HPIVVault.sol</text:span> <text:span text:style-name="T2">(Le Cœur) :</text:span> Ce contrat gère la tranche Senior sous le standard <text:span text:style-name="T2">ERC-4626</text:span>, assurant une composabilité totale avec la DeFi. Il orchestre la machine à états (Pending, Open, Active, Matured, Triggered) et exécute la logique de Waterfall.</text:p>
        </text:list-item>
      </text:list>
      <text:p text:style-name="P12"/>
      <text:list text:continue-numbering="true" text:style-name="L5">
        <text:list-item>
          <text:p text:style-name="P18"><text:span text:style-name="T5">HPIVJuniorToken.sol</text:span><text:span text:style-name="T2"> :</text:span> Un token ERC-20 standard représentant les parts de la tranche Junior. Il est piloté exclusivement par le Vault principal.</text:p>
          <text:p text:style-name="P18"/>
        </text:list-item>
        <text:list-item>
          <text:p text:style-name="P18"><text:span text:style-name="T5">HPIVFactory.sol</text:span><text:span text:style-name="T2"> :</text:span> L'usine de déploiement qui standardise la création des Vaults et gère le registre des assureurs certifiés (Whitelist/KYB).</text:p>
        </text:list-item>
      </text:list>
      <text:p text:style-name="P2"/>
      <text:p text:style-name="P3">5.2 Oracles et Sécurité</text:p>
      <text:p text:style-name="P2"/>
      <text:p text:style-name="P2">Le déclenchement est automatisé via des oracles chain-agnostic. Pour garantir l'intégrité financière :</text:p>
      <text:list text:style-name="L6">
        <text:list-item>
          <text:p text:style-name="P19"><text:span text:style-name="T2">Protection Anti-Inflation :</text:span> Le contrat implémente le minting de "Dead Shares" à l'initialisation pour prévenir les attaques par donation (inflation attack) communes aux Vaults ERC-4626.</text:p>
        </text:list-item>
      </text:list>
      <text:p text:style-name="P20"/>
      <text:list text:continue-numbering="true" text:style-name="L6">
        <text:list-item>
          <text:p text:style-name="P19"><text:span text:style-name="T2">Sur-Collatéralisation :</text:span> Le Vault vérifie mathématiquement que <text:span text:style-name="T5">TotalAssets &gt;= Capacite</text:span> avant d'accepter tout dépôt, garantissant que le risque est toujours financé à 100% (Fully Funded).</text:p>
        </text:list-item>
      </text:list>
      <text:p text:style-name="P2"/>
      <text:p text:style-name="P4">6. Cadre Juridique &amp; Réglementaire (Suisse)</text:p>
      <text:p text:style-name="P2"/>
      <text:p text:style-name="P2">Mœba est conçu pour opérer en conformité avec la réglementation suisse stricte mais favorable à l'innovation.</text:p>
      <text:p text:style-name="P2"/>
      <text:p text:style-name="P3">6.1 Véhicule à Usage Spécifique d'Assurance (VUSA)</text:p>
      <text:p text:style-name="P2">Le protocole structure chaque Vault comme un instrument de titrisation conforme à l'article 30e de la Loi sur la Surveillance des Assurances (LSA). Le risque est isolé et intégralement financé, supprimant le risque de crédit pour l'assuré.</text:p>
      <text:p text:style-name="P2"/>
      <text:p text:style-name="P3">6.2 Droits-Valeurs Inscrits (Loi DLT)</text:p>
      <text:p text:style-name="P2">Les parts de Vault (Senior et Junior) sont qualifiées de droits-valeurs inscrits selon l'article 973d du Code des Obligations. La blockchain fait office de registre officiel de propriété, offrant une sécurité juridique aux investisseurs institutionnels sans nécessiter de dépositaire central traditionnel.</text:p>
      <text:p text:style-name="P2"/>
      <text:p text:style-name="P3">6.3 Conformité Investisseur</text:p>
      <text:p text:style-name="P2">L'accès aux tranches d'investissement peut être restreint (Whitelisting) pour se conformer aux exigences LBA (Lutte contre le Blanchiment d'Argent) et pour bénéficier des exemptions de prospectus prévues par la LSFin pour les investisseurs qualifiés ou professionnels.</text:p>
      <text:p text:style-name="P2"/>
      <text:p text:style-name="P4"><text:soft-page-break/>7. Roadmap</text:p>
      <text:p text:style-name="P2"/>
      <text:list text:style-name="L7">
        <text:list-item>
          <text:p text:style-name="P21"><text:span text:style-name="T2">Q3 2026 :</text:span> Audit de sécurité des contrats <text:span text:style-name="T5">HPIVVault</text:span> et <text:span text:style-name="T5">HPIVFactory</text:span>.</text:p>
        </text:list-item>
        <text:list-item>
          <text:p text:style-name="P21"><text:span text:style-name="T2">Q4 2026 :</text:span> Lancement du Testnet avec simulation des oracles (USGS/NOAA).</text:p>
        </text:list-item>
        <text:list-item>
          <text:p text:style-name="P21"><text:span text:style-name="T2">Q1 2027 :</text:span> Déploiement Mainnet du premier Vault Pilote ("Florida Wind").</text:p>
        </text:list-item>
        <text:list-item>
          <text:p text:style-name="P21"><text:span text:style-name="T2">Q2 2027 :</text:span> Ouverture du marché secondaire pour l'échange des parts Junior/Senior.</text:p>
        </text:list-item>
        <text:list-item>
          <text:p text:style-name="P21"><text:span text:style-name="T2">Q4 2027 :</text:span> Transition vers une gouvernance DAO pour la gestion des paramètres de risque.</text:p>
        </text:list-item>
      </text:list>
      <text:p text:style-name="P2"/>
      <text:p text:style-name="P4">8. Conclusion</text:p>
      <text:p text:style-name="P2"/>
      <text:p text:style-name="P2">Mœba Protocol démocratise l'accès à la classe d'actifs des Cat Bonds. En introduisant une tranche Junior accessible et une tranche Senior protégée, le protocole aligne les intérêts de toutes les parties : les assureurs obtiennent de la capacité, les investisseurs audacieux obtiennent du rendement, et les investisseurs prudents obtiennent de la sécurité. C'est l'assurance paramétrique repensée pour l'ère de la DeF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07:14:51.867047132</meta:creation-date>
    <dc:date>2026-01-30T08:11:28.073758955</dc:date>
    <meta:editing-duration>PT32M47S</meta:editing-duration>
    <meta:editing-cycles>9</meta:editing-cycles>
    <meta:generator>LibreOffice/25.2.3.2$Linux_X86_64 LibreOffice_project/520$Build-2</meta:generator>
    <meta:print-date>2026-01-30T08:06:49.103064226</meta:print-date>
    <meta:printed-by>Fichiers PDF</meta:printed-by>
    <meta:document-statistic meta:table-count="1" meta:image-count="0" meta:object-count="0" meta:page-count="5" meta:paragraph-count="97" meta:word-count="1390" meta:character-count="9186" meta:non-whitespace-character-count="7904"/>
  </office:meta>
</office:document-meta>
</file>